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ststyle-title">Fahd Khan's Resume</text:p>
      <text:p text:style-name="rststyle-lineblock1">fahd@khanfx.com | 832-244-6119 | Houston, TX</text:p>
      <text:h text:style-name="rststyle-heading1" text:outline-level="1">Overview</text:h>
      <text:list xml:id="list31436843" text:style-name="rststyle-bulletlist">
        <text:list-item>
          <text:p text:style-name="rststyle-bulletitem">Mid-career software engineer with a focus on product development using Microsoft .NET and web technologies.</text:p>
        </text:list-item>
        <text:list-item>
          <text:p text:style-name="rststyle-bulletitem">Experience working in startup-to-small-business environments, building enterprise-class Software-as-a-Service (SaaS) products for the financial services and healthcare research industries.</text:p>
        </text:list-item>
        <text:list-item>
          <text:p text:style-name="rststyle-bulletitem">Experienced at building procedures and processes to accomodate growth.</text:p>
        </text:list-item>
        <text:list-item>
          <text:p text:style-name="rststyle-bulletitem">An excellent communicator, both oral and written, and an American-born-and-raised citizen.</text:p>
        </text:list-item>
        <text:list-item>
          <text:p text:style-name="rststyle-bulletitem">Experience organizing flexible distributed development teams, leveraging contractors and international outsourcing.</text:p>
        </text:list-item>
        <text:list-item>
          <text:p text:style-name="rststyle-bulletitem">Multi-talented, with exposure to building Unix or Linux based services using Python and C++ or Java.</text:p>
        </text:list-item>
        <text:list-item>
          <text:p text:style-name="rststyle-bulletitem">Was born to code.</text:p>
        </text:list-item>
      </text:list>
      <text:h text:style-name="rststyle-heading1" text:outline-level="1">Technical Specialization</text:h>
      <text:p text:style-name="rststyle-textbody">C# (C Sharp), Microsoft .NET (Dot Net), ASP.NET WebForms and MVC Web Applications, WinForms Windows Applications, LINQ, SQL Server, SOAP XML Web Services</text:p>
      <text:p text:style-name="rststyle-textbody">HTML, CSS, Object-Oriented Javascript (JS), JQuery, AJAX, XML, standards compliance, browser compatibility issues, Internet security issues</text:p>
      <text:p text:style-name="rststyle-textbody">Cloud services such as Amazon EC2 and S3</text:p>
      <text:p text:style-name="rststyle-textbody">Both waterfall-based SDLC and agile development, with focus on Scrum</text:p>
      <text:p text:style-name="rststyle-textbody">Continuous Integration using tools such as Powershell, MSBuild, DVCSs such as Mercurial (hg), using nUnit and other unit testing tools</text:p>
      <text:p text:style-name="rststyle-textbody">Building change control, compliance, security, and delivery processes</text:p>
      <text:p text:style-name="rststyle-textbody">Objected-Oriented Programming (OOP &amp; OOAD), Design Patterns, Refactoring, Test Automation, Multi-Threaded or Asynchronous Programming</text:p>
      <text:p text:style-name="rststyle-textbody">Lesser experience with:</text:p>
      <text:p text:style-name="rststyle-textbody">Python, C++, Java, Matlab, LabView</text:p>
      <text:p text:style-name="rststyle-textbody">Customizing Sharepoint, Orchard, Screwturn, Joomla, Drupal, Wordpress</text:p>
      <text:h text:style-name="rststyle-heading1" text:outline-level="1">Professional Experience</text:h>
      <text:p text:style-name="rststyle-lineblock1">Encomia - Houston, TX</text:p>
      <text:p text:style-name="rststyle-lineblock1">May 2006 to present day</text:p>
      <text:p text:style-name="rststyle-textbody">Multiple Roles: Software Developer, Lead Developer, then Director of Software Development</text:p>
      <text:list xml:id="list31423767" text:style-name="rststyle-bulletlist">
        <text:list-item>
          <text:p text:style-name="rststyle-bulletitem">Core team member during growth from startup to small business building capability to support clients such as Wells Fargo and Ally Bank</text:p>
        </text:list-item>
        <text:list-item>
          <text:p text:style-name="rststyle-bulletitem">Lead multiple enterprise implementation projects roughly $500,000 in scope each using teams of up to 8 resources</text:p>
        </text:list-item>
        <text:list-item>
          <text:p text:style-name="rststyle-bulletitem">Built multi-tiered ASP.NET embeddable web based product with AJAX-driven user experience</text:p>
        </text:list-item>
        <text:list-item>
          <text:p text:style-name="rststyle-bulletitem">Supported enterprise integration and operations capability</text:p>
        </text:list-item>
        <text:list-item>
          <text:p text:style-name="rststyle-bulletitem">Managed continuity of service and development through 2 periods of reorganization</text:p>
        </text:list-item>
        <text:list-item>
          <text:p text:style-name="rststyle-bulletitem"><text:soft-page-break/>Maintained 3 product lines using unified code base of over 1,000,000 source lines of code (SLOC) under constant development since 2003</text:p>
        </text:list-item>
      </text:list>
      <text:p text:style-name="rststyle-horizontalline"/>
      <text:p text:style-name="rststyle-lineblock1">ICON Clinical Research - Houston, TX</text:p>
      <text:p text:style-name="rststyle-lineblock1">Interactive Technologies (ICOPhone)</text:p>
      <text:p text:style-name="rststyle-lineblock1">May 2003 to April 2006</text:p>
      <text:p text:style-name="rststyle-textbody">Web Programmer/Analyst II</text:p>
      <text:list xml:id="list31428057" text:style-name="rststyle-bulletlist">
        <text:list-item>
          <text:p text:style-name="rststyle-bulletitem">Primary developer responsible for a clinical trials management portal consisting of over 1 million lines of code</text:p>
        </text:list-item>
        <text:list-item>
          <text:p text:style-name="rststyle-bulletitem">Lead technical designer &amp; developer of a fully dynamic/reconfigurable/data-driven ASP.NET next generation web interface to legacy IVR systems</text:p>
        </text:list-item>
        <text:list-item>
          <text:p text:style-name="rststyle-bulletitem">Designed &amp; coded seamless low-level integration of C#/ASP.NET with legacy ASP using web services</text:p>
        </text:list-item>
        <text:list-item>
          <text:p text:style-name="rststyle-bulletitem">Derived, documented, and coded supply chain algorithms for titration studies using dynamically adaptable probability calculations</text:p>
        </text:list-item>
        <text:list-item>
          <text:p text:style-name="rststyle-bulletitem">Developed complex multi-level reports using advanced T-SQL</text:p>
        </text:list-item>
      </text:list>
      <text:p text:style-name="rststyle-textbody">Validation Analyst II</text:p>
      <text:list xml:id="list31449426" text:style-name="rststyle-bulletlist">
        <text:list-item>
          <text:p text:style-name="rststyle-bulletitem">Validated critical IVRS drug delivery software in accordance with FDA guidelines</text:p>
        </text:list-item>
        <text:list-item>
          <text:p text:style-name="rststyle-bulletitem">Documented and performed detailed and complex test scripts by hand and via automation</text:p>
        </text:list-item>
        <text:list-item>
          <text:p text:style-name="rststyle-bulletitem">Automated testing &amp; source code analysis using Python and SQL</text:p>
        </text:list-item>
      </text:list>
      <text:p text:style-name="rststyle-horizontalline"/>
      <text:p text:style-name="rststyle-lineblock1">GE Power Systems, Energy Services - Houston, TX</text:p>
      <text:p text:style-name="rststyle-lineblock1">Summer 2002</text:p>
      <text:p text:style-name="rststyle-textbody">Emerging Technologies Co-Op</text:p>
      <text:list xml:id="list31447126" text:style-name="rststyle-bulletlist">
        <text:list-item>
          <text:p text:style-name="rststyle-bulletitem">Implemented physics-based Matlab models of induction motor faults caused by irregular spacing between the stator and rotor</text:p>
        </text:list-item>
        <text:list-item>
          <text:p text:style-name="rststyle-bulletitem">Worked with GE Corporate R&amp;D testing quick-deploy satellite connections, wireless connectivity, Tablet PC synchronization, and streaming video</text:p>
        </text:list-item>
        <text:list-item>
          <text:p text:style-name="rststyle-bulletitem">Developed a standards-compliant OPC server in C++ using ATL</text:p>
        </text:list-item>
      </text:list>
      <text:p text:style-name="rststyle-horizontalline"/>
      <text:p text:style-name="rststyle-lineblock1">InfoDat International - Houston, TX</text:p>
      <text:p text:style-name="rststyle-lineblock1">June 2001 to May 2002</text:p>
      <text:p text:style-name="rststyle-textbody">Junior Software Developer</text:p>
      <text:list xml:id="list31446773" text:style-name="rststyle-bulletlist">
        <text:list-item>
          <text:p text:style-name="rststyle-bulletitem">Initially developed and then managed a Palm Pilot based medical informatics app worth 15% of departmental revenue, creating a major product line for the handheld and web platforms</text:p>
        </text:list-item>
        <text:list-item>
          <text:p text:style-name="rststyle-bulletitem">Shaped non-programmer engineers into a software development team through rigorous training and mentoring</text:p>
        </text:list-item>
        <text:list-item>
          <text:p text:style-name="rststyle-bulletitem">Developed applications for material stress analysis, valve testing, coiled tubing wells, and handheld data collection with LabVIEW</text:p>
        </text:list-item>
        <text:list-item>
          <text:p text:style-name="rststyle-bulletitem">Carried workloads of multiple simultaneous projects for different clients</text:p>
        </text:list-item>
      </text:list>
      <text:h text:style-name="rststyle-heading1" text:outline-level="1">Education</text:h>
      <text:p text:style-name="rststyle-lineblock1">University of Houston</text:p>
      <text:p text:style-name="rststyle-lineblock1">Graduated 2003, GPA 3.57</text:p>
      <text:p text:style-name="rststyle-lineblock1">Bachelor of Science, Mathematics</text:p>
      <text:p text:style-name="rststyle-lineblock1">Bachelor of Science, Computer Sci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Palatino Linotype" fo:font-size="1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1" style:list-style-name="" style:master-page-name="">
      <style:paragraph-properties fo:margin-left="0in" fo:margin-right="2in" fo:text-indent="0in" style:auto-text-indent="false" style:page-number="auto" fo:background-color="transparent" fo:padding="0in" fo:border-left="none" fo:border-right="none" fo:border-top="none" fo:border-bottom="0.26pt solid #c0c0c0" style:shadow="none">
        <style:background-image/>
      </style:paragraph-properties>
      <style:text-properties style:font-name="Palatino Linotype" fo:font-size="14pt" fo:font-weight="normal"/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 style:master-page-name="">
      <style:paragraph-properties fo:margin-left="0in" fo:margin-right="2in" fo:hyphenation-ladder-count="no-limit" fo:text-indent="0in" style:auto-text-indent="false" style:page-number="auto" fo:background-color="transparent" fo:padding="0in" fo:border-left="none" fo:border-right="none" fo:border-top="none" fo:border-bottom="0.26pt solid #c0c0c0" style:shadow="none">
        <style:tab-stops/>
        <style:background-image/>
      </style:paragraph-properties>
      <style:text-properties fo:hyphenate="false" fo:hyphenation-remain-char-count="9" fo:hyphenation-push-char-count="9"/>
    </style:style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paragraph-properties fo:text-align="start" style:justify-single-word="false"/>
      <style:text-properties style:font-name="Palatino Linotype" fo:font-size="16pt" fo:font-weight="normal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25in" fo:margin-right="0in" fo:text-indent="0in" style:auto-text-indent="false"/>
    </style:style>
    <style:style style:name="rststyle-deflist-term-2" style:family="paragraph" style:parent-style-name="Text_20_body">
      <style:paragraph-properties fo:margin-left="0.25in" fo:margin-right="0in" fo:text-indent="0in" style:auto-text-indent="false"/>
      <style:text-properties fo:font-weight="bold"/>
    </style:style>
    <style:style style:name="rststyle-deflist-def-2" style:family="paragraph" style:parent-style-name="Text_20_body">
      <style:paragraph-properties fo:margin-left="0.5in" fo:margin-right="0in" fo:text-indent="0in" style:auto-text-indent="false"/>
    </style:style>
    <style:style style:name="rststyle-deflist-def-3" style:family="paragraph" style:parent-style-name="Text_20_body">
      <style:paragraph-properties fo:margin-left="0.75in" fo:margin-right="0in" fo:text-indent="0in" style:auto-text-indent="false"/>
    </style:style>
    <style:style style:name="rststyle-deflist-term-3" style:family="paragraph" style:parent-style-name="Text_20_body">
      <style:paragraph-properties fo:margin-left="0.5in" fo:margin-right="0in" fo:text-indent="0in" style:auto-text-indent="false"/>
      <style:text-properties fo:font-weight="bold"/>
    </style:style>
    <style:style style:name="rststyle-deflist-term-4" style:family="paragraph" style:parent-style-name="Text_20_body">
      <style:paragraph-properties fo:margin-left="0.75in" fo:margin-right="0in" fo:text-indent="0in" style:auto-text-indent="false"/>
      <style:text-properties fo:font-weight="bold"/>
    </style:style>
    <style:style style:name="rststyle-deflist-term-5" style:family="paragraph" style:parent-style-name="Text_20_body">
      <style:paragraph-properties fo:margin-left="1in" fo:margin-right="0in" fo:text-indent="0in" style:auto-text-indent="false"/>
      <style:text-properties fo:font-weight="bold"/>
    </style:style>
    <style:style style:name="rststyle-deflist-def-4" style:family="paragraph" style:parent-style-name="Text_20_body">
      <style:paragraph-properties fo:margin-left="1in" fo:margin-right="0in" fo:text-indent="0in" style:auto-text-indent="false"/>
    </style:style>
    <style:style style:name="rststyle-deflist-def-5" style:family="paragraph" style:parent-style-name="Text_20_body">
      <style:paragraph-properties fo:margin-left="1.25in" fo:margin-right="0in" fo:text-indent="0in" style:auto-text-indent="false"/>
    </style:style>
    <style:style style:name="rststyle-codeblock-indented" style:family="paragraph" style:parent-style-name="rststyle-codeblock">
      <style:paragraph-properties fo:margin-left="0.8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text:bullet-char="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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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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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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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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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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6in" fo:margin-left="1.2in" fo:margin-right="0.75in" fo:background-color="transparent" style:writing-mode="lr-tb" style:footnote-max-height="0in">
        <style:background-image/>
        <style:footnote-sep style:width="0.0071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ststyle-pagedefault" style:page-layout-name="Mpm2"/>
    <style:master-page style:name="rststyle-page-bottom" style:page-layout-name="Mpm3">
      <style:footer>
        <text:p text:style-name="MP1">Page <text:page-number text:select-page="current"/></text:p>
      </style:footer>
    </style:master-page>
    <style:master-page style:name="rststyle-page-top" style:page-layout-name="Mpm4">
      <style:header>
        <text:p text:style-name="MP2">Page <text:page-number text:select-page="current"/></text:p>
      </style:head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/>
    <meta:creation-date>2012-01-07T11:20:44</meta:creation-date>
    <dc:date>2012-01-07T11:32:39.55</dc:date>
    <dc:language>en-US</dc:language>
    <meta:editing-cycles>2</meta:editing-cycles>
    <meta:editing-duration>PT2M27S</meta:editing-duration>
    <dc:title>Fahd Khan's Resume</dc:title>
    <meta:document-statistic meta:table-count="0" meta:image-count="0" meta:object-count="0" meta:page-count="2" meta:paragraph-count="64" meta:word-count="628" meta:character-count="4445" meta:non-whitespace-character-count="3905"/>
  </office:meta>
</office:document-meta>
</file>